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D000002636C4607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84d1" draw:fill="solid" draw:fill-color="#00458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2pt" style:font-size-asian="22pt" style:font-size-complex="22pt"/>
    </style:style>
    <style:style style:name="T1" style:family="text">
      <style:text-properties fo:color="#fffff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7cm" svg:height="2cm" svg:x="0.201cm" svg:y="7.001cm">
          <text:p text:style-name="P1"><text:span text:style-name="T1">The Metamod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cm" svg:height="2cm" svg:x="10.302cm" svg:y="7.002cm">
          <text:p text:style-name="P1"><text:span text:style-name="T1">The Rela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5cm" svg:height="2cm" svg:x="20.401cm" svg:y="7.003cm">
          <text:p text:style-name="P1"><text:span text:style-name="T1">The Synchroniz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2.5cm" svg:height="1cm" svg:x="7.501cm" svg:y="7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5cm" svg:height="1cm" svg:x="17.602cm" svg:y="7.5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533cm" svg:height="0.533cm" svg:x="3.493cm" svg:y="11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32cm" svg:height="0.533cm" svg:x="6.69cm" svg:y="12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32cm" svg:height="0.533cm" svg:x="6.69cm" svg:y="11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33cm" svg:height="0.533cm" svg:x="0.296cm" svg:y="11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33cm" svg:height="0.533cm" svg:x="0.296cm" svg:y="12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33cm" svg:height="0.533cm" svg:x="0.296cm" svg:y="14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33cm" svg:height="0.534cm" svg:x="0.296cm" svg:y="9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33cm" svg:height="0.534cm" svg:x="3.493cm" svg:y="9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32cm" svg:height="0.534cm" svg:x="6.69cm" svg:y="9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32cm" svg:height="0.533cm" svg:x="6.69cm" svg:y="14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33cm" svg:height="0.533cm" svg:x="3.493cm" svg:y="14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0.562cm" svg:height="0.561cm" svg:x="13.563cm" svg:y="11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561cm" svg:height="0.562cm" svg:x="16.931cm" svg:y="12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561cm" svg:height="0.561cm" svg:x="16.931cm" svg:y="11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0.561cm" svg:height="0.561cm" svg:x="10.196cm" svg:y="11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561cm" svg:height="0.562cm" svg:x="10.196cm" svg:y="12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4.043cm" svg:y1="12.071cm" svg:x2="16.931cm" svg:y2="11.486cm" draw:start-shape="id1" draw:start-glue-point="11" draw:end-shape="id2" draw:end-glue-point="6" svg:d="M14043 12071l2888-585" svg:viewBox="0 0 2889 586">
          <text:p/>
        </draw:connector>
        <draw:connector draw:style-name="gr5" draw:text-style-name="P1" draw:layer="layout" draw:type="line" svg:x1="14.125cm" svg:y1="12.27cm" svg:x2="16.931cm" svg:y2="13.168cm" draw:start-shape="id1" draw:start-glue-point="10" draw:end-shape="id3" draw:end-glue-point="6" svg:d="M14125 12270l2806 898" svg:viewBox="0 0 2807 899">
          <text:p/>
        </draw:connector>
        <draw:connector draw:style-name="gr5" draw:text-style-name="P1" draw:layer="layout" draw:type="line" svg:x1="13.563cm" svg:y1="12.27cm" svg:x2="10.675cm" svg:y2="12.969cm" draw:start-shape="id1" draw:start-glue-point="6" draw:end-shape="id4" draw:end-glue-point="11" svg:d="M13563 12270l-2888 699" svg:viewBox="0 0 2889 700">
          <text:p/>
        </draw:connector>
        <draw:connector draw:style-name="gr5" draw:text-style-name="P1" draw:layer="layout" draw:type="line" svg:x1="13.645cm" svg:y1="12.071cm" svg:x2="10.757cm" svg:y2="11.486cm" draw:start-shape="id1" draw:start-glue-point="5" draw:end-shape="id5" draw:end-glue-point="10" svg:d="M13645 12071l-2888-585" svg:viewBox="0 0 2889 586">
          <text:p/>
        </draw:connector>
        <draw:custom-shape draw:style-name="gr3" draw:text-style-name="P1" xml:id="id10" draw:id="id10" draw:layer="layout" svg:width="0.561cm" svg:height="0.561cm" svg:x="10.196cm" svg:y="14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0.561cm" svg:height="0.562cm" svg:x="10.196cm" svg:y="9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0.562cm" svg:height="0.562cm" svg:x="13.563cm" svg:y="9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0.561cm" svg:height="0.562cm" svg:x="16.931cm" svg:y="9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0.561cm" svg:height="0.561cm" svg:x="16.931cm" svg:y="14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0.562cm" svg:height="0.561cm" svg:x="13.563cm" svg:y="14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s" svg:x1="10.757cm" svg:y1="9.801cm" svg:x2="13.563cm" svg:y2="9.801cm" draw:start-shape="id6" draw:start-glue-point="10" draw:end-shape="id7" draw:end-glue-point="6" svg:d="M10757 9801h501 1804 501" svg:viewBox="0 0 2807 1">
          <text:p/>
        </draw:connector>
        <draw:connector draw:style-name="gr4" draw:text-style-name="P1" draw:layer="layout" draw:type="line" svg:x1="17.013cm" svg:y1="10cm" svg:x2="14.043cm" svg:y2="12.071cm" draw:start-shape="id8" draw:start-glue-point="7" draw:end-shape="id1" draw:end-glue-point="11" svg:d="M17013 10000l-2970 2071" svg:viewBox="0 0 2971 2072">
          <text:p/>
        </draw:connector>
        <draw:connector draw:style-name="gr4" draw:text-style-name="P1" draw:layer="layout" draw:type="line" svg:x1="14.125cm" svg:y1="9.801cm" svg:x2="16.931cm" svg:y2="9.801cm" draw:start-shape="id7" draw:start-glue-point="10" draw:end-shape="id8" draw:end-glue-point="6" svg:d="M14125 9801h2806" svg:viewBox="0 0 2807 1">
          <text:p/>
        </draw:connector>
        <draw:connector draw:style-name="gr4" draw:text-style-name="P1" draw:layer="layout" draw:type="line" svg:x1="16.931cm" svg:y1="14.852cm" svg:x2="14.043cm" svg:y2="12.468cm" draw:start-shape="id9" draw:start-glue-point="6" draw:end-shape="id1" draw:end-glue-point="9" svg:d="M16931 14852l-2888-2384" svg:viewBox="0 0 2889 2385">
          <text:p/>
        </draw:connector>
        <draw:connector draw:style-name="gr6" draw:text-style-name="P1" draw:layer="layout" draw:type="line" svg:x1="17.212cm" svg:y1="14.571cm" svg:x2="17.212cm" svg:y2="13.449cm" draw:start-shape="id9" draw:start-glue-point="4" draw:end-shape="id3" draw:end-glue-point="8" svg:d="M17212 14571v-1122" svg:viewBox="0 0 1 1123">
          <text:p/>
        </draw:connector>
        <draw:connector draw:style-name="gr4" draw:text-style-name="P1" draw:layer="layout" draw:type="line" svg:x1="10.675cm" svg:y1="14.653cm" svg:x2="13.645cm" svg:y2="12.468cm" draw:start-shape="id10" draw:start-glue-point="11" draw:end-shape="id1" draw:end-glue-point="7" svg:d="M10675 14653l2970-2185" svg:viewBox="0 0 2971 2186">
          <text:p/>
        </draw:connector>
        <draw:connector draw:style-name="gr4" draw:text-style-name="P1" draw:layer="layout" draw:type="line" svg:x1="13.844cm" svg:y1="14.571cm" svg:x2="13.844cm" svg:y2="12.55cm" draw:start-shape="id11" draw:start-glue-point="4" draw:end-shape="id1" draw:end-glue-point="8" svg:d="M13844 14571v-2021" svg:viewBox="0 0 1 2022">
          <text:p/>
        </draw:connector>
        <draw:connector draw:style-name="gr7" draw:text-style-name="P1" draw:layer="layout" svg:x1="10.675cm" svg:y1="10cm" svg:x2="10.757cm" svg:y2="13.168cm" draw:start-shape="id6" draw:start-glue-point="9" draw:end-shape="id4" draw:end-glue-point="10" svg:d="M10675 10000h583v3168h-501" svg:viewBox="0 0 584 3169">
          <text:p/>
        </draw:connector>
        <draw:connector draw:style-name="gr7" draw:text-style-name="P1" draw:layer="layout" svg:x1="10.675cm" svg:y1="10cm" svg:x2="10.757cm" svg:y2="14.852cm" draw:start-shape="id6" draw:start-glue-point="9" draw:end-shape="id10" draw:end-glue-point="10" svg:d="M10675 10000h583v4852h-501" svg:viewBox="0 0 584 4853">
          <text:p/>
        </draw:connector>
        <draw:connector draw:style-name="gr4" draw:text-style-name="P1" draw:layer="layout" draw:type="line" svg:x1="13.844cm" svg:y1="10.082cm" svg:x2="13.844cm" svg:y2="11.989cm" draw:start-shape="id7" draw:start-glue-point="8" draw:end-shape="id1" draw:end-glue-point="4" svg:d="M13844 10082v1907" svg:viewBox="0 0 1 1908">
          <text:p/>
        </draw:connector>
        <draw:frame draw:style-name="gr8" draw:text-style-name="P1" draw:layer="layout" svg:width="8.261cm" svg:height="5.755cm" svg:x="19.745cm" svg:y="9.177cm">
          <draw:image xlink:href="Pictures/100002010000036D000002636C46078C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9T00:49:37.207684354</meta:creation-date>
    <dc:date>2016-03-09T18:08:34.383588299</dc:date>
    <meta:editing-duration>P0D</meta:editing-duration>
    <meta:editing-cycles>4</meta:editing-cycles>
    <meta:generator>LibreOffice/4.2.8.2$Linux_X86_64 LibreOffice_project/420m0$Build-2</meta:generator>
    <meta:document-statistic meta:object-count="65"/>
  </office:meta>
</office:document-meta>
</file>